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1" table:style-name="ce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58"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float" office:value="1">
            <text:p>1</text:p>
          </table:table-cell>
          <table:table-cell/>
          <table:table-cell office:value-type="string">
            <text:p>Esquina </text:p>
          </table:table-cell>
          <table:table-cell table:number-columns-repeated="61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 office:value-type="string">
            <text:p>Muro derecha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office:value-type="string">
            <text:p>Puerta derecha</text:p>
          </table:table-cell>
          <table:table-cell table:number-columns-repeated="61"/>
        </table:table-row>
        <table:table-row table:style-name="ro1">
          <table:table-cell table:style-name="ce1" office:value-type="float" office:value="4">
            <text:p>4</text:p>
          </table:table-cell>
          <table:table-cell/>
          <table:table-cell office:value-type="string">
            <text:p>Columna</text:p>
          </table:table-cell>
          <table:table-cell table:number-columns-repeated="61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office:value-type="string">
            <text:p>suelo</text:p>
          </table:table-cell>
          <table:table-cell table:number-columns-repeated="61"/>
        </table:table-row>
        <table:table-row table:style-name="ro1">
          <table:table-cell table:style-name="ce1" office:value-type="float" office:value="6">
            <text:p>6</text:p>
          </table:table-cell>
          <table:table-cell/>
          <table:table-cell office:value-type="string">
            <text:p>Muro izquierda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office:value-type="string">
            <text:p>puerta izquierda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office:value-type="string">
            <text:p>foso</text:p>
          </table:table-cell>
          <table:table-cell table:number-columns-repeated="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2:18:4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2:12:07.75</dc:date>
    <meta:editing-duration>PT59M7S</meta:editing-duration>
    <meta:editing-cycles>15</meta:editing-cycles>
    <meta:generator>OpenOffice/4.1.1$Win32 OpenOffice.org_project/411m6$Build-9775</meta:generator>
    <meta:document-statistic meta:table-count="1" meta:cell-count="4176" meta:object-count="0"/>
  </office:meta>
</office:document-meta>
</file>